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tarter\NonEng</text:p>
          </table:table-cell>
          <table:table-cell table:style-name="Bad" office:value-type="float" office:value="0" calcext:value-type="float">
            <text:p>0</text:p>
          </table:table-cell>
          <table:table-cell table:style-name="Neutral" office:value-type="float" office:value="1" calcext:value-type="float">
            <text:p>1</text:p>
          </table:table-cell>
          <table:table-cell table:style-name="Good" office:value-type="float" office:value="2" calcext:value-type="float">
            <text:p>2</text:p>
          </table:table-cell>
          <table:table-cell table:style-name="Good" office:value-type="float" office:value="3" calcext:value-type="float">
            <text:p>3</text:p>
          </table:table-cell>
          <table:table-cell table:style-name="Good" office:value-type="float" office:value="4" calcext:value-type="float">
            <text:p>4</text:p>
          </table:table-cell>
          <table:table-cell table:style-name="Bad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Bad" office:value-type="float" office:value="0" calcext:value-type="float">
            <text:p>0</text:p>
          </table:table-cell>
          <table:table-cell office:value-type="float" office:value="4539" calcext:value-type="float">
            <text:p>4539</text:p>
          </table:table-cell>
          <table:table-cell office:value-type="float" office:value="32343" calcext:value-type="float">
            <text:p>32343</text:p>
          </table:table-cell>
          <table:table-cell office:value-type="float" office:value="79536" calcext:value-type="float">
            <text:p>79536</text:p>
          </table:table-cell>
          <table:table-cell office:value-type="float" office:value="84199" calcext:value-type="float">
            <text:p>84199</text:p>
          </table:table-cell>
          <table:table-cell office:value-type="float" office:value="39497" calcext:value-type="float">
            <text:p>39497</text:p>
          </table:table-cell>
          <table:table-cell office:value-type="float" office:value="6345" calcext:value-type="float">
            <text:p>6345</text:p>
          </table:table-cell>
          <table:table-cell table:number-columns-repeated="2"/>
        </table:table-row>
        <table:table-row table:style-name="ro1">
          <table:table-cell table:style-name="Good" office:value-type="float" office:value="1" calcext:value-type="float">
            <text:p>1</text:p>
          </table:table-cell>
          <table:table-cell office:value-type="float" office:value="18948" calcext:value-type="float">
            <text:p>18948</text:p>
          </table:table-cell>
          <table:table-cell office:value-type="float" office:value="98419" calcext:value-type="float">
            <text:p>98419</text:p>
          </table:table-cell>
          <table:table-cell office:value-type="float" office:value="169853" calcext:value-type="float">
            <text:p>169853</text:p>
          </table:table-cell>
          <table:table-cell office:value-type="float" office:value="113036" calcext:value-type="float">
            <text:p>113036</text:p>
          </table:table-cell>
          <table:table-cell office:value-type="float" office:value="24482" calcext:value-type="float">
            <text:p>244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Good" office:value-type="float" office:value="2" calcext:value-type="float">
            <text:p>2</text:p>
          </table:table-cell>
          <table:table-cell office:value-type="float" office:value="26272" calcext:value-type="float">
            <text:p>26272</text:p>
          </table:table-cell>
          <table:table-cell office:value-type="float" office:value="95591" calcext:value-type="float">
            <text:p>95591</text:p>
          </table:table-cell>
          <table:table-cell office:value-type="float" office:value="101962" calcext:value-type="float">
            <text:p>101962</text:p>
          </table:table-cell>
          <table:table-cell office:value-type="float" office:value="31712" calcext:value-type="float">
            <text:p>317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Neutral" office:value-type="float" office:value="3" calcext:value-type="float">
            <text:p>3</text:p>
          </table:table-cell>
          <table:table-cell office:value-type="float" office:value="14887" calcext:value-type="float">
            <text:p>14887</text:p>
          </table:table-cell>
          <table:table-cell office:value-type="float" office:value="33746" calcext:value-type="float">
            <text:p>33746</text:p>
          </table:table-cell>
          <table:table-cell office:value-type="float" office:value="17055" calcext:value-type="float">
            <text:p>170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Neutral" office:value-type="float" office:value="4" calcext:value-type="float">
            <text:p>4</text:p>
          </table:table-cell>
          <table:table-cell office:value-type="float" office:value="3598" calcext:value-type="float">
            <text:p>3598</text:p>
          </table:table-cell>
          <table:table-cell office:value-type="float" office:value="3735" calcext:value-type="float">
            <text:p>37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Bad"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tarter\NonEng</text:p>
          </table:table-cell>
          <table:table-cell table:style-name="Bad" office:value-type="float" office:value="0" calcext:value-type="float">
            <text:p>0</text:p>
          </table:table-cell>
          <table:table-cell table:style-name="Neutral" office:value-type="float" office:value="1" calcext:value-type="float">
            <text:p>1</text:p>
          </table:table-cell>
          <table:table-cell table:style-name="Good" office:value-type="float" office:value="2" calcext:value-type="float">
            <text:p>2</text:p>
          </table:table-cell>
          <table:table-cell table:style-name="Good" office:value-type="float" office:value="3" calcext:value-type="float">
            <text:p>3</text:p>
          </table:table-cell>
          <table:table-cell table:style-name="Good" office:value-type="float" office:value="4" calcext:value-type="float">
            <text:p>4</text:p>
          </table:table-cell>
          <table:table-cell table:style-name="Bad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Bad" office:value-type="float" office:value="0" calcext:value-type="float">
            <text:p>0</text:p>
          </table:table-cell>
          <table:table-cell table:style-name="ce1" table:formula="of:= [.B2] / [.$I$8]" office:value-type="percentage" office:value="0.004539" calcext:value-type="percentage">
            <text:p>0.45%</text:p>
          </table:table-cell>
          <table:table-cell table:style-name="ce1" table:formula="of:= [.C2] / [.$I$8]" office:value-type="percentage" office:value="0.032343" calcext:value-type="percentage">
            <text:p>3.23%</text:p>
          </table:table-cell>
          <table:table-cell table:style-name="ce1" table:formula="of:= [.D2] / [.$I$8]" office:value-type="percentage" office:value="0.079536" calcext:value-type="percentage">
            <text:p>7.95%</text:p>
          </table:table-cell>
          <table:table-cell table:style-name="ce1" table:formula="of:= [.E2] / [.$I$8]" office:value-type="percentage" office:value="0.084199" calcext:value-type="percentage">
            <text:p>8.42%</text:p>
          </table:table-cell>
          <table:table-cell table:style-name="ce1" table:formula="of:= [.F2] / [.$I$8]" office:value-type="percentage" office:value="0.039497" calcext:value-type="percentage">
            <text:p>3.95%</text:p>
          </table:table-cell>
          <table:table-cell table:style-name="ce1" table:formula="of:= [.G2] / [.$I$8]" office:value-type="percentage" office:value="0.006345" calcext:value-type="percentage">
            <text:p>0.63%</text:p>
          </table:table-cell>
          <table:table-cell table:style-name="ce3" table:formula="of:=SUM([.B10:.G10])" office:value-type="percentage" office:value="0.246459" calcext:value-type="percentage">
            <text:p>24.65%</text:p>
          </table:table-cell>
          <table:table-cell/>
        </table:table-row>
        <table:table-row table:style-name="ro1">
          <table:table-cell table:style-name="Good" office:value-type="float" office:value="1" calcext:value-type="float">
            <text:p>1</text:p>
          </table:table-cell>
          <table:table-cell table:style-name="ce1" table:formula="of:= [.B3] / [.$I$8]" office:value-type="percentage" office:value="0.018948" calcext:value-type="percentage">
            <text:p>1.89%</text:p>
          </table:table-cell>
          <table:table-cell table:style-name="ce1" table:formula="of:= [.C3] / [.$I$8]" office:value-type="percentage" office:value="0.098419" calcext:value-type="percentage">
            <text:p>9.84%</text:p>
          </table:table-cell>
          <table:table-cell table:style-name="ce1" table:formula="of:= [.D3] / [.$I$8]" office:value-type="percentage" office:value="0.169853" calcext:value-type="percentage">
            <text:p>16.99%</text:p>
          </table:table-cell>
          <table:table-cell table:style-name="ce1" table:formula="of:= [.E3] / [.$I$8]" office:value-type="percentage" office:value="0.113036" calcext:value-type="percentage">
            <text:p>11.30%</text:p>
          </table:table-cell>
          <table:table-cell table:style-name="ce1" table:formula="of:= [.F3] / [.$I$8]" office:value-type="percentage" office:value="0.024482" calcext:value-type="percentage">
            <text:p>2.45%</text:p>
          </table:table-cell>
          <table:table-cell table:style-name="ce1" table:formula="of:= [.G3] / [.$I$8]" office:value-type="percentage" office:value="0" calcext:value-type="percentage">
            <text:p>0.00%</text:p>
          </table:table-cell>
          <table:table-cell table:style-name="ce3" table:formula="of:=SUM([.B11:.G11])" office:value-type="percentage" office:value="0.424738" calcext:value-type="percentage">
            <text:p>42.47%</text:p>
          </table:table-cell>
          <table:table-cell/>
        </table:table-row>
        <table:table-row table:style-name="ro1">
          <table:table-cell table:style-name="Good" office:value-type="float" office:value="2" calcext:value-type="float">
            <text:p>2</text:p>
          </table:table-cell>
          <table:table-cell table:style-name="ce1" table:formula="of:= [.B4] / [.$I$8]" office:value-type="percentage" office:value="0.026272" calcext:value-type="percentage">
            <text:p>2.63%</text:p>
          </table:table-cell>
          <table:table-cell table:style-name="ce1" table:formula="of:= [.C4] / [.$I$8]" office:value-type="percentage" office:value="0.095591" calcext:value-type="percentage">
            <text:p>9.56%</text:p>
          </table:table-cell>
          <table:table-cell table:style-name="ce1" table:formula="of:= [.D4] / [.$I$8]" office:value-type="percentage" office:value="0.101962" calcext:value-type="percentage">
            <text:p>10.20%</text:p>
          </table:table-cell>
          <table:table-cell table:style-name="ce1" table:formula="of:= [.E4] / [.$I$8]" office:value-type="percentage" office:value="0.031712" calcext:value-type="percentage">
            <text:p>3.17%</text:p>
          </table:table-cell>
          <table:table-cell table:style-name="ce1" table:formula="of:= [.F4] / [.$I$8]" office:value-type="percentage" office:value="0" calcext:value-type="percentage">
            <text:p>0.00%</text:p>
          </table:table-cell>
          <table:table-cell table:style-name="ce1" table:formula="of:= [.G4] / [.$I$8]" office:value-type="percentage" office:value="0" calcext:value-type="percentage">
            <text:p>0.00%</text:p>
          </table:table-cell>
          <table:table-cell table:style-name="ce3" table:formula="of:=SUM([.B12:.G12])" office:value-type="percentage" office:value="0.255537" calcext:value-type="percentage">
            <text:p>25.55%</text:p>
          </table:table-cell>
          <table:table-cell/>
        </table:table-row>
        <table:table-row table:style-name="ro1">
          <table:table-cell table:style-name="Neutral" office:value-type="float" office:value="3" calcext:value-type="float">
            <text:p>3</text:p>
          </table:table-cell>
          <table:table-cell table:style-name="ce1" table:formula="of:= [.B5] / [.$I$8]" office:value-type="percentage" office:value="0.014887" calcext:value-type="percentage">
            <text:p>1.49%</text:p>
          </table:table-cell>
          <table:table-cell table:style-name="ce1" table:formula="of:= [.C5] / [.$I$8]" office:value-type="percentage" office:value="0.033746" calcext:value-type="percentage">
            <text:p>3.37%</text:p>
          </table:table-cell>
          <table:table-cell table:style-name="ce1" table:formula="of:= [.D5] / [.$I$8]" office:value-type="percentage" office:value="0.017055" calcext:value-type="percentage">
            <text:p>1.71%</text:p>
          </table:table-cell>
          <table:table-cell table:style-name="ce1" table:formula="of:= [.E5] / [.$I$8]" office:value-type="percentage" office:value="0" calcext:value-type="percentage">
            <text:p>0.00%</text:p>
          </table:table-cell>
          <table:table-cell table:style-name="ce1" table:formula="of:= [.F5] / [.$I$8]" office:value-type="percentage" office:value="0" calcext:value-type="percentage">
            <text:p>0.00%</text:p>
          </table:table-cell>
          <table:table-cell table:style-name="ce1" table:formula="of:= [.G5] / [.$I$8]" office:value-type="percentage" office:value="0" calcext:value-type="percentage">
            <text:p>0.00%</text:p>
          </table:table-cell>
          <table:table-cell table:style-name="ce3" table:formula="of:=SUM([.B13:.G13])" office:value-type="percentage" office:value="0.065688" calcext:value-type="percentage">
            <text:p>6.57%</text:p>
          </table:table-cell>
          <table:table-cell/>
        </table:table-row>
        <table:table-row table:style-name="ro1">
          <table:table-cell table:style-name="Neutral" office:value-type="float" office:value="4" calcext:value-type="float">
            <text:p>4</text:p>
          </table:table-cell>
          <table:table-cell table:style-name="ce1" table:formula="of:= [.B6] / [.$I$8]" office:value-type="percentage" office:value="0.003598" calcext:value-type="percentage">
            <text:p>0.36%</text:p>
          </table:table-cell>
          <table:table-cell table:style-name="ce1" table:formula="of:= [.C6] / [.$I$8]" office:value-type="percentage" office:value="0.003735" calcext:value-type="percentage">
            <text:p>0.37%</text:p>
          </table:table-cell>
          <table:table-cell table:style-name="ce1" table:formula="of:= [.D6] / [.$I$8]" office:value-type="percentage" office:value="0" calcext:value-type="percentage">
            <text:p>0.00%</text:p>
          </table:table-cell>
          <table:table-cell table:style-name="ce1" table:formula="of:= [.E6] / [.$I$8]" office:value-type="percentage" office:value="0" calcext:value-type="percentage">
            <text:p>0.00%</text:p>
          </table:table-cell>
          <table:table-cell table:style-name="ce1" table:formula="of:= [.F6] / [.$I$8]" office:value-type="percentage" office:value="0" calcext:value-type="percentage">
            <text:p>0.00%</text:p>
          </table:table-cell>
          <table:table-cell table:style-name="ce1" table:formula="of:= [.G6] / [.$I$8]" office:value-type="percentage" office:value="0" calcext:value-type="percentage">
            <text:p>0.00%</text:p>
          </table:table-cell>
          <table:table-cell table:style-name="ce3" table:formula="of:=SUM([.B14:.G14])" office:value-type="percentage" office:value="0.007333" calcext:value-type="percentage">
            <text:p>0.73%</text:p>
          </table:table-cell>
          <table:table-cell/>
        </table:table-row>
        <table:table-row table:style-name="ro1">
          <table:table-cell table:style-name="Bad" office:value-type="float" office:value="5" calcext:value-type="float">
            <text:p>5</text:p>
          </table:table-cell>
          <table:table-cell table:style-name="ce1" table:formula="of:= [.B7] / [.$I$8]" office:value-type="percentage" office:value="0.000245" calcext:value-type="percentage">
            <text:p>0.02%</text:p>
          </table:table-cell>
          <table:table-cell table:style-name="ce1" table:formula="of:= [.C7] / [.$I$8]" office:value-type="percentage" office:value="0" calcext:value-type="percentage">
            <text:p>0.00%</text:p>
          </table:table-cell>
          <table:table-cell table:style-name="ce1" table:formula="of:= [.D7] / [.$I$8]" office:value-type="percentage" office:value="0" calcext:value-type="percentage">
            <text:p>0.00%</text:p>
          </table:table-cell>
          <table:table-cell table:style-name="ce1" table:formula="of:= [.E7] / [.$I$8]" office:value-type="percentage" office:value="0" calcext:value-type="percentage">
            <text:p>0.00%</text:p>
          </table:table-cell>
          <table:table-cell table:style-name="ce1" table:formula="of:= [.F7] / [.$I$8]" office:value-type="percentage" office:value="0" calcext:value-type="percentage">
            <text:p>0.00%</text:p>
          </table:table-cell>
          <table:table-cell table:style-name="ce1" table:formula="of:= [.G7] / [.$I$8]" office:value-type="percentage" office:value="0" calcext:value-type="percentage">
            <text:p>0.00%</text:p>
          </table:table-cell>
          <table:table-cell table:style-name="ce3" table:formula="of:=SUM([.B15:.G15])" office:value-type="percentage" office:value="0.000245" calcext:value-type="percentage">
            <text:p>0.02%</text:p>
          </table:table-cell>
          <table:table-cell/>
        </table:table-row>
        <table:table-row table:style-name="ro1">
          <table:table-cell/>
          <table:table-cell table:style-name="ce2" table:formula="of:=SUM([.B10:.B15])" office:value-type="percentage" office:value="0.068489" calcext:value-type="percentage">
            <text:p>6.85%</text:p>
          </table:table-cell>
          <table:table-cell table:style-name="ce2" table:formula="of:=SUM([.C10:.C15])" office:value-type="percentage" office:value="0.263834" calcext:value-type="percentage">
            <text:p>26.38%</text:p>
          </table:table-cell>
          <table:table-cell table:style-name="ce2" table:formula="of:=SUM([.D10:.D15])" office:value-type="percentage" office:value="0.368406" calcext:value-type="percentage">
            <text:p>36.84%</text:p>
          </table:table-cell>
          <table:table-cell table:style-name="ce2" table:formula="of:=SUM([.E10:.E15])" office:value-type="percentage" office:value="0.228947" calcext:value-type="percentage">
            <text:p>22.89%</text:p>
          </table:table-cell>
          <table:table-cell table:style-name="ce2" table:formula="of:=SUM([.F10:.F15])" office:value-type="percentage" office:value="0.063979" calcext:value-type="percentage">
            <text:p>6.40%</text:p>
          </table:table-cell>
          <table:table-cell table:style-name="ce2" table:formula="of:=SUM([.G10:.G15])" office:value-type="percentage" office:value="0.006345" calcext:value-type="percentage">
            <text:p>0.63%</text:p>
          </table:table-cell>
          <table:table-cell table:number-columns-repeated="2"/>
        </table:table-row>
        <calcext:conditional-formats>
          <calcext:conditional-format calcext:target-range-address="Sheet1.B10:Sheet1.G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16:Sheet1.G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10:Sheet1.H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6:59:10.987957240</meta:creation-date>
    <dc:date>2025-05-27T17:20:46.733660927</dc:date>
    <meta:editing-duration>PT11M11S</meta:editing-duration>
    <meta:editing-cycles>1</meta:editing-cycles>
    <meta:document-statistic meta:table-count="1" meta:cell-count="111" meta:object-count="0"/>
    <meta:generator>LibreOffice/24.2.7.2$Linux_X86_64 LibreOffice_project/420$Build-2</meta:generator>
  </office:meta>
</office:document-meta>
</file>